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URS EEO</text:p>
      <text:p text:style-name="Standard"/>
      <text:p text:style-name="Standard"/>
      <text:p text:style-name="Standard"/>
      <text:p text:style-name="Standard">Perfectionnisme = qualité</text:p>
      <text:p text:style-name="Standard">Pointillisme = défa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mpte etudiant</meta:initial-creator>
    <meta:creation-date>2012-09-11T11:36:28</meta:creation-date>
    <dc:date>2012-09-11T11:38:03</dc:date>
    <dc:creator>Compte etudiant</dc:creator>
    <meta:editing-duration>PT30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3" meta:word-count="8" meta:character-count="55" meta:non-whitespace-character-count="50"/>
  </office:meta>
</office:document-meta>
</file>